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nsolas" svg:font-family="Consolas" style:font-family-generic="modern"/>
    <style:font-face style:name="Courier New" svg:font-family="'Courier New'" style:font-family-generic="modern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Body_20_Text_20_3">
      <style:paragraph-properties fo:line-height="100%"/>
      <style:text-properties fo:font-size="12pt" fo:font-weight="bold" officeooo:rsid="001596ee" officeooo:paragraph-rsid="001596ee" style:font-size-asian="12pt" style:font-weight-asian="bold"/>
    </style:style>
    <style:style style:name="P2" style:family="paragraph" style:parent-style-name="Contents_20_1">
      <style:paragraph-properties fo:line-height="150%">
        <style:tab-stops>
          <style:tab-stop style:position="6.4898in" style:type="right" style:leader-style="dotted" style:leader-text="."/>
        </style:tab-stops>
      </style:paragraph-properties>
    </style:style>
    <style:style style:name="P3" style:family="paragraph" style:parent-style-name="Default">
      <style:paragraph-properties fo:margin-top="0in" fo:margin-bottom="0.1366in" style:contextual-spacing="false" fo:text-align="center" style:justify-single-word="false"/>
      <style:text-properties fo:font-size="14pt" fo:font-weight="bold" style:font-size-asian="14pt" style:font-weight-asian="bold" style:font-size-complex="14pt"/>
    </style:style>
    <style:style style:name="P4" style:family="paragraph" style:parent-style-name="Default">
      <style:text-properties fo:font-size="14pt" fo:font-style="italic" style:font-size-asian="14pt" style:font-style-asian="italic" style:font-size-complex="14pt"/>
    </style:style>
    <style:style style:name="P5" style:family="paragraph" style:parent-style-name="Default">
      <style:paragraph-properties fo:margin-top="0in" fo:margin-bottom="0.1366in" style:contextual-spacing="false"/>
      <style:text-properties fo:font-size="14pt" fo:font-style="italic" style:font-size-asian="14pt" style:font-style-asian="italic" style:font-size-complex="14pt"/>
    </style:style>
    <style:style style:name="P6" style:family="paragraph" style:parent-style-name="Default" style:list-style-name="WW8Num1">
      <style:paragraph-properties fo:margin-top="0in" fo:margin-bottom="0.1366in" style:contextual-spacing="false"/>
      <style:text-properties fo:font-size="14pt" fo:font-style="italic" style:font-size-asian="14pt" style:font-style-asian="italic" style:font-size-complex="14pt"/>
    </style:style>
    <style:style style:name="P7" style:family="paragraph" style:parent-style-name="Default">
      <style:paragraph-properties fo:margin-top="0in" fo:margin-bottom="0.1366in" style:contextual-spacing="false"/>
      <style:text-properties fo:font-size="14pt" fo:font-style="italic" officeooo:paragraph-rsid="001596ee" style:font-size-asian="14pt" style:font-style-asian="italic" style:font-size-complex="14pt"/>
    </style:style>
    <style:style style:name="P8" style:family="paragraph" style:parent-style-name="Default">
      <style:paragraph-properties fo:margin-top="0in" fo:margin-bottom="0.1366in" style:contextual-spacing="false"/>
      <style:text-properties fo:font-size="14pt" fo:font-style="italic" officeooo:rsid="0016d8e9" officeooo:paragraph-rsid="0016d8e9" style:font-size-asian="14pt" style:font-style-asian="italic" style:font-size-complex="14pt"/>
    </style:style>
    <style:style style:name="P9" style:family="paragraph" style:parent-style-name="Default">
      <style:paragraph-properties fo:margin-top="0in" fo:margin-bottom="0.1366in" style:contextual-spacing="false"/>
    </style:style>
    <style:style style:name="P10" style:family="paragraph" style:parent-style-name="Default" style:list-style-name="WW8Num1">
      <style:paragraph-properties fo:margin-top="0in" fo:margin-bottom="0.1366in" style:contextual-spacing="false"/>
    </style:style>
    <style:style style:name="P11" style:family="paragraph" style:parent-style-name="Default" style:list-style-name="L1">
      <style:paragraph-properties fo:margin-top="0in" fo:margin-bottom="0.1366in" style:contextual-spacing="false"/>
    </style:style>
    <style:style style:name="P12" style:family="paragraph" style:parent-style-name="Default" style:list-style-name="L2">
      <style:paragraph-properties fo:margin-top="0in" fo:margin-bottom="0.1366in" style:contextual-spacing="false"/>
    </style:style>
    <style:style style:name="P13" style:family="paragraph" style:parent-style-name="Default" style:list-style-name="L2">
      <style:paragraph-properties fo:margin-top="0in" fo:margin-bottom="0.1366in" style:contextual-spacing="false"/>
      <style:text-properties officeooo:paragraph-rsid="001596ee"/>
    </style:style>
    <style:style style:name="P14" style:family="paragraph" style:parent-style-name="Default">
      <style:paragraph-properties fo:margin-top="0in" fo:margin-bottom="0.1366in" style:contextual-spacing="false"/>
      <style:text-properties officeooo:paragraph-rsid="0016d8e9"/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Heading_20_1">
      <style:paragraph-properties fo:text-align="center" style:justify-single-word="false" fo:break-before="page"/>
    </style:style>
    <style:style style:name="P17" style:family="paragraph" style:parent-style-name="Heading_20_1">
      <style:paragraph-properties fo:text-align="center" style:justify-single-word="false" fo:break-before="page"/>
      <style:text-properties officeooo:paragraph-rsid="0016d8e9"/>
    </style:style>
    <style:style style:name="P18" style:family="paragraph" style:parent-style-name="Heading_20_6">
      <style:paragraph-properties fo:margin-top="0.0835in" fo:margin-bottom="0in" style:contextual-spacing="false"/>
    </style:style>
    <style:style style:name="P19" style:family="paragraph" style:parent-style-name="Heading_20_6">
      <style:paragraph-properties fo:margin-top="0.0835in" fo:margin-bottom="0in" style:contextual-spacing="false"/>
      <style:text-properties fo:font-size="12pt" style:font-size-asian="12pt"/>
    </style:style>
    <style:style style:name="P20" style:family="paragraph" style:parent-style-name="Heading_20_6">
      <style:paragraph-properties fo:margin-top="0.0417in" fo:margin-bottom="0.0417in" style:contextual-spacing="false"/>
      <style:text-properties fo:font-size="12pt" style:font-size-asian="12pt"/>
    </style:style>
    <style:style style:name="P21" style:family="paragraph" style:parent-style-name="Heading_20_7">
      <style:paragraph-properties fo:margin-left="0in" fo:margin-right="0in" fo:text-indent="0in" style:auto-text-indent="false"/>
      <style:text-properties fo:font-size="12pt" style:font-size-asian="12pt"/>
    </style:style>
    <style:style style:name="P22" style:family="paragraph" style:parent-style-name="Heading_20_7">
      <style:paragraph-properties fo:margin-left="0in" fo:margin-right="0in" fo:margin-top="0.1665in" fo:margin-bottom="0in" style:contextual-spacing="false" fo:text-indent="0in" style:auto-text-indent="false"/>
      <style:text-properties fo:font-size="12pt" style:font-size-asian="12pt"/>
    </style:style>
    <style:style style:name="P23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24" style:family="paragraph" style:parent-style-name="Standard">
      <style:paragraph-properties fo:margin-left="0in" fo:margin-right="0in" fo:margin-top="0.0835in" fo:margin-bottom="0in" style:contextual-spacing="false" fo:text-align="center" style:justify-single-word="false" fo:text-indent="0in" style:auto-text-indent="false"/>
    </style:style>
    <style:style style:name="P25" style:family="paragraph" style:parent-style-name="Standard">
      <style:text-properties fo:font-size="12pt" fo:font-weight="bold" style:font-size-asian="12pt" style:font-weight-asian="bold" style:font-weight-complex="bold"/>
    </style:style>
    <style:style style:name="P2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2pt" fo:font-weight="bold" style:font-size-asian="12pt" style:font-weight-asian="bold"/>
    </style:style>
    <style:style style:name="P2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2pt" style:font-size-asian="12pt"/>
    </style:style>
    <style:style style:name="P28" style:family="paragraph" style:parent-style-name="Standard">
      <style:paragraph-properties fo:line-height="150%"/>
    </style:style>
    <style:style style:name="P29" style:family="paragraph" style:parent-style-name="Standard">
      <style:paragraph-properties fo:margin-left="2.9535in" fo:margin-right="0in" fo:text-indent="0.3937in" style:auto-text-indent="false"/>
    </style:style>
    <style:style style:name="P30" style:family="paragraph" style:parent-style-name="Standard">
      <style:paragraph-properties fo:margin-top="0in" fo:margin-bottom="0.0835in" style:contextual-spacing="false" fo:text-align="center" style:justify-single-word="false" fo:break-before="page"/>
      <style:text-properties fo:font-size="16pt" fo:font-weight="bold" style:font-size-asian="16pt" style:font-weight-asian="bold" style:font-size-complex="16pt"/>
    </style:style>
    <style:style style:name="P31" style:family="paragraph" style:parent-style-name="Standard">
      <style:paragraph-properties fo:line-height="150%"/>
      <style:text-properties style:font-name="Calibri" fo:font-size="11pt" fo:language="none" fo:country="none" fo:font-weight="bold" style:font-size-asian="11pt" style:language-asian="none" style:country-asian="none" style:font-weight-asian="bold" style:font-name-complex="Calibri" style:font-size-complex="11pt" style:font-weight-complex="bold"/>
    </style:style>
    <style:style style:name="P3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4pt" fo:font-style="italic" style:font-size-asian="14pt" style:font-style-asian="italic" style:font-size-complex="14pt"/>
    </style:style>
    <style:style style:name="P33" style:family="paragraph" style:parent-style-name="Standard">
      <style:paragraph-properties fo:margin-left="0in" fo:margin-right="0in" fo:margin-top="0in" fo:margin-bottom="0.1366in" style:contextual-spacing="false" fo:text-indent="0in" style:auto-text-indent="false"/>
      <style:text-properties fo:font-size="14pt" fo:font-style="italic" officeooo:paragraph-rsid="001596ee" style:font-size-asian="14pt" style:font-style-asian="italic" style:font-size-complex="14pt"/>
    </style:style>
    <style:style style:name="P34" style:family="paragraph" style:parent-style-name="Standard">
      <style:text-properties fo:font-size="14pt" fo:font-style="italic" officeooo:paragraph-rsid="0016d8e9" style:font-size-asian="14pt" style:font-style-asian="italic" style:font-size-complex="14pt"/>
    </style:style>
    <style:style style:name="P35" style:family="paragraph" style:parent-style-name="Standard">
      <style:paragraph-properties fo:margin-left="2.9535in" fo:margin-right="0in" fo:text-indent="0.3937in" style:auto-text-indent="false"/>
      <style:text-properties officeooo:paragraph-rsid="001596ee"/>
    </style:style>
    <style:style style:name="P36" style:family="paragraph" style:parent-style-name="listing">
      <style:text-properties fo:color="#8d5c48" loext:opacity="100%" style:font-name="FreeMono" fo:font-size="12pt" fo:font-style="normal" fo:font-weight="bold" officeooo:rsid="0005d491" officeooo:paragraph-rsid="0016d8e9" style:font-size-asian="12pt" style:font-style-asian="normal" style:font-weight-asian="bold" style:font-size-complex="12pt" style:font-style-complex="normal"/>
    </style:style>
    <style:style style:name="P37" style:family="paragraph" style:parent-style-name="listing">
      <style:text-properties fo:color="#8d5c48" loext:opacity="100%" style:font-name="FreeMono" fo:font-size="12pt" fo:font-style="normal" officeooo:rsid="0005d491" officeooo:paragraph-rsid="0016d8e9" style:font-size-asian="12pt" style:font-style-asian="normal" style:font-size-complex="12pt" style:font-style-complex="normal"/>
    </style:style>
    <style:style style:name="P38" style:family="paragraph" style:parent-style-name="Нумерованный_20_список2">
      <style:paragraph-properties fo:margin-top="0in" fo:margin-bottom="0in" style:contextual-spacing="false"/>
      <style:text-properties fo:font-size="12pt" fo:font-weight="bold" style:font-size-asian="12pt" style:font-weight-asian="bold" style:font-weight-complex="bold"/>
    </style:style>
    <style:style style:name="T1" style:family="text">
      <style:text-properties fo:font-size="12pt" style:font-size-asian="12pt"/>
    </style:style>
    <style:style style:name="T2" style:family="text">
      <style:text-properties fo:font-size="12pt" fo:font-weight="bold" style:font-size-asian="12pt" style:font-weight-asian="bold" style:font-weight-complex="bold"/>
    </style:style>
    <style:style style:name="T3" style:family="text">
      <style:text-properties fo:language="none" fo:country="none" style:language-asian="none" style:country-asian="none"/>
    </style:style>
    <style:style style:name="T4" style:family="text">
      <style:text-properties fo:language="none" fo:country="none" fo:font-style="italic" style:language-asian="none" style:country-asian="none" style:font-style-asian="italic"/>
    </style:style>
    <style:style style:name="T5" style:family="text">
      <style:text-properties style:font-name="Calibri" fo:font-size="11pt" fo:language="none" fo:country="none" style:font-size-asian="11pt" style:language-asian="none" style:country-asian="none" style:font-name-complex="Calibri" style:font-size-complex="11pt"/>
    </style:style>
    <style:style style:name="T6" style:family="text">
      <style:text-properties fo:font-style="italic" fo:font-weight="normal" style:font-style-asian="italic" style:font-weight-asian="normal"/>
    </style:style>
    <style:style style:name="T7" style:family="text">
      <style:text-properties fo:font-style="italic" fo:font-weight="normal" officeooo:rsid="0016d8e9" style:font-style-asian="italic" style:font-weight-asian="normal"/>
    </style:style>
    <style:style style:name="T8" style:family="text">
      <style:text-properties fo:font-size="14pt" fo:font-weight="bold" style:font-size-asian="14pt" style:font-weight-asian="bold" style:font-size-complex="14pt"/>
    </style:style>
    <style:style style:name="T9" style:family="text">
      <style:text-properties fo:font-size="14pt" fo:font-style="italic" style:font-size-asian="14pt" style:font-style-asian="italic" style:font-size-complex="14pt"/>
    </style:style>
    <style:style style:name="T10" style:family="text">
      <style:text-properties fo:font-size="14pt" fo:language="en" fo:country="US" fo:font-style="italic" style:font-size-asian="14pt" style:font-style-asian="italic" style:font-size-complex="14pt"/>
    </style:style>
    <style:style style:name="T11" style:family="text">
      <style:text-properties officeooo:rsid="001596ee"/>
    </style:style>
    <style:style style:name="T12" style:family="text">
      <style:text-properties officeooo:rsid="0013e064"/>
    </style:style>
    <style:style style:name="T13" style:family="text">
      <style:text-properties officeooo:rsid="0016d8e9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" text:outline-level="6"><text:span text:style-name="T1">МИНИСТЕРСТВО НАУКИ И ВЫСШЕГО ОБРАЗОВАНИЯ<text:line-break/> РОССИЙСКОЙ ФЕДЕРАЦИИ</text:span></text:h>
      <text:h text:style-name="P19" text:outline-level="6">ФЕДЕРАЛЬНОЕ ГОСУДАРСТВЕННОЕ АВТОНОМНОЕ ОБРАЗОВАТЕЛЬНОЕ УЧРЕЖДЕНИЕ ВЫСШЕГО ОБРАЗОВАНИЯ</text:h>
      <text:h text:style-name="P18" text:outline-level="6"><text:span text:style-name="T1">НОВОСИБИРСКИЙ НАЦИОНАЛЬНЫЙ ИССЛЕДОВАТЕЛЬСКИЙ ГОСУДАРСТВЕННЫЙ УНИВЕРСИТЕТ</text:span></text:h>
      <text:h text:style-name="P20" text:outline-level="6">Факультет информационных технологий</text:h>
      <text:p text:style-name="P23"><text:span text:style-name="T2">Кафедра параллельных вычислений</text:span></text:p>
      <text:p text:style-name="P25"/>
      <text:p text:style-name="P38"/>
      <text:h text:style-name="P21" text:outline-level="7">ОТЧЕТ</text:h>
      <text:h text:style-name="P22" text:outline-level="7">О ВЫПОЛНЕНИИ ЛАБОРАТОРНОЙ РАБОТЫ</text:h>
      <text:p text:style-name="P27"/>
      <text:p text:style-name="P23">«ИЗУЧЕНИЕ ОПТИМИЗИРУЮЩЕГО КОМПИЛЯТОРА»</text:p>
      <text:p text:style-name="P23"/>
      <text:p text:style-name="P23">студента <text:span text:style-name="T11">2</text:span> курса, <text:span text:style-name="T11">21202</text:span> группы</text:p>
      <text:p text:style-name="P23"/>
      <text:p text:style-name="P1">Бирюкова Александра Алексеевича</text:p>
      <text:p text:style-name="P26"/>
      <text:p text:style-name="P24">Направление 09.03.01 – «Информатика и вычислительная техника»</text:p>
      <text:p text:style-name="P28"/>
      <text:p text:style-name="Standard"/>
      <text:p text:style-name="Standard"/>
      <text:p text:style-name="P29">Преподаватель:</text:p>
      <text:p text:style-name="P35">В.А. Перепелкин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3">Новосибирск 20__</text:p>
      <text:p text:style-name="P30">СОДЕРЖАНИЕ</text:p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"><text:a xlink:type="simple" xlink:href="#__RefHeading___Toc18443921" text:style-name="Index_20_Link" text:visited-style-name="Index_20_Link"><text:span text:style-name="T3">ЦЕЛЬ<text:tab/>3</text:span></text:a></text:p>
          <text:p text:style-name="P2"><text:a xlink:type="simple" xlink:href="#__RefHeading___Toc18443922" text:style-name="Index_20_Link" text:visited-style-name="Index_20_Link"><text:span text:style-name="T3">ЗАДАНИЕ<text:tab/>3</text:span></text:a></text:p>
          <text:p text:style-name="P2"><text:a xlink:type="simple" xlink:href="#__RefHeading___Toc18443923" text:style-name="Index_20_Link" text:visited-style-name="Index_20_Link"><text:span text:style-name="T3">ОПИСАНИЕ РАБОТЫ<text:tab/>4</text:span></text:a></text:p>
          <text:p text:style-name="P2"><text:a xlink:type="simple" xlink:href="#__RefHeading___Toc18443924" text:style-name="Index_20_Link" text:visited-style-name="Index_20_Link"><text:span text:style-name="T3">ЗАКЛЮЧЕНИЕ<text:tab/>5</text:span></text:a></text:p>
          <text:p text:style-name="P2"><text:a xlink:type="simple" xlink:href="#__RefHeading___Toc18443925" text:style-name="Index_20_Link" text:visited-style-name="Index_20_Link"><text:span text:style-name="T3">Приложение 1 (2, …).</text:span></text:a><text:a xlink:type="simple" xlink:href="#__RefHeading___Toc18443925" text:style-name="Index_20_Link" text:visited-style-name="Index_20_Link"><text:span text:style-name="T4"> Наименование приложения</text:span></text:a><text:a xlink:type="simple" xlink:href="#__RefHeading___Toc18443925" text:style-name="Index_20_Link" text:visited-style-name="Index_20_Link"><text:span text:style-name="T3"><text:tab/>6</text:span></text:a></text:p>
        </text:index-body>
      </text:table-of-content>
      <text:p text:style-name="P31"/>
      <text:p text:style-name="P3"/>
      <text:h text:style-name="P15" text:outline-level="1"><text:bookmark-start text:name="__RefHeading___Toc18443921"/>ЦЕЛЬ<text:bookmark-end text:name="__RefHeading___Toc18443921"/></text:h>
      <text:list xml:id="list599800482" text:style-name="L1">
        <text:list-item>
          <text:p text:style-name="P11"><text:span text:style-name="T9">Изучение основных функций оптимизирующего компилятора, и некоторых примеров оптимизирующих преобразований и уровней оптимизации.</text:span></text:p>
        </text:list-item>
        <text:list-item>
          <text:p text:style-name="P11"><text:span text:style-name="T9">Получение базовых навыков работы с компилятором GCC.</text:span></text:p>
        </text:list-item>
        <text:list-item>
          <text:p text:style-name="P11"><text:span text:style-name="T9">Исследование влияния оптимизационных настроек компилятора GCC на время исполнения программы</text:span></text:p>
        </text:list-item>
      </text:list>
      <text:p text:style-name="P5"/>
      <text:h text:style-name="Heading_20_1" text:outline-level="1"><text:bookmark-start text:name="__RefHeading___Toc18443922"/>ЗАДАНИЕ<text:bookmark-end text:name="__RefHeading___Toc18443922"/></text:h>
      <text:list xml:id="list1658069283" text:style-name="L2">
        <text:list-item>
          <text:p text:style-name="P12"><text:span text:style-name="T9">Написать программу на языке C или C++, которая реализует выбранный алгоритм из задания.</text:span></text:p>
        </text:list-item>
        <text:list-item>
          <text:p text:style-name="P12"><text:span text:style-name="T9">Проверить правильность работы программы на нескольких тестовых наборах входных данных.</text:span></text:p>
        </text:list-item>
        <text:list-item>
          <text:p text:style-name="P12"><text:span text:style-name="T9">Выбрать значение параметра N таким, чтобы время работы программы было порядка 30-60 секунд.</text:span></text:p>
        </text:list-item>
        <text:list-item>
          <text:p text:style-name="P12"><text:span text:style-name="T9">Программу скомпилировать компилятором GCC с уровнями оптимизации -O0, -O1, -O2, -O3, -Os, -Ofast, -Og под архитектуру процессора x86.</text:span></text:p>
        </text:list-item>
        <text:list-item>
          <text:p text:style-name="P12"><text:span text:style-name="T9">Для каждого из семи вариантов компиляции измерить время работы программы при нескольких значениях N.</text:span></text:p>
        </text:list-item>
        <text:list-item>
          <text:p text:style-name="P12"><text:span text:style-name="T9">Составить отчет по лабораторной работе. Отчет должен содержать следующее.</text:span></text:p>
          <text:list>
            <text:list-item>
              <text:p text:style-name="P13"><text:span text:style-name="T9">Титульный лист.</text:span></text:p>
            </text:list-item>
            <text:list-item>
              <text:p text:style-name="P13"><text:span text:style-name="T9">Цель лабораторной работы.</text:span></text:p>
            </text:list-item>
            <text:list-item>
              <text:p text:style-name="P12"><text:span text:style-name="T9">Вариант задания.</text:span></text:p>
            </text:list-item>
            <text:list-item>
              <text:p text:style-name="P12"><text:span text:style-name="T9">Графики зависимости времени выполнения программы с уровнями оптимизации -O0, -O1, -O2, -O3, -Os, -Ofast, -Og от параметра N.</text:span></text:p>
            </text:list-item>
            <text:list-item>
              <text:p text:style-name="P12"><text:span text:style-name="T9">Полный компилируемый листинг реализованной программы и команды для ее компиляции.</text:span></text:p>
            </text:list-item>
            <text:list-item>
              <text:p text:style-name="P13"><text:span text:style-name="T9">Вывод по результатам лабораторной работы.</text:span></text:p>
            </text:list-item>
          </text:list>
        </text:list-item>
      </text:list>
      <text:p text:style-name="P7"><text:span text:style-name="T11">Д</text:span>ля выполнения был выбран вариант задания №1: Алгоритм вычисления числа Пи с помощью разложения в ряд (ряд Грегори-Лейбница) по формуле Лейбница N первых членов </text:p>
      <text:h text:style-name="P15" text:outline-level="1"><text:bookmark-start text:name="__RefHeading___Toc18443923"/>ОПИСАНИЕ РАБОТЫ<text:bookmark-end text:name="__RefHeading___Toc18443923"/></text:h>
      <text:p text:style-name="P33"><text:span text:style-name="T11">Б</text:span>ыла написана функция на языке C <text:span text:style-name="T12">(см. Приложение 1).</text:span></text:p>
      <text:p text:style-name="P7"><text:span text:style-name="T11">З</text:span>начение N выбрано так, чтобы время работы программы было порядка <text:span text:style-name="T11">30</text:span> секунд.</text:p>
      <text:p text:style-name="P8">Программа была скомпилирована с уровнями оптимизации -O0, -O1, -O2, -O3, -Os, -Ofast, -Og (см. Приложение 2).</text:p>
      <text:p text:style-name="P8"/>
      <text:h text:style-name="P15" text:outline-level="1"><text:bookmark-start text:name="__RefHeading___Toc18443924"/>ЗАКЛЮЧЕНИЕ<text:bookmark-end text:name="__RefHeading___Toc18443924"/></text:h>
      <text:p text:style-name="P4">Вывод по результатам лабораторной работы. </text:p>
      <text:p text:style-name="P32"/>
      <text:h text:style-name="P16" text:outline-level="1"><text:bookmark-start text:name="__RefHeading___Toc18443925"/>Приложение 1.<text:span text:style-name="T6"> </text:span><text:span text:style-name="T7">Текст программы</text:span><text:bookmark-end text:name="__RefHeading___Toc18443925"/></text:h>
      <text:list xml:id="list3120451015" text:style-name="WW8Num8">
        <text:list-item>
          <text:p text:style-name="P36">#include &lt;stdio.h&gt;</text:p>
        </text:list-item>
        <text:list-item>
          <text:p text:style-name="P36">#include &lt;time.h&gt;</text:p>
        </text:list-item>
        <text:list-item>
          <text:p text:style-name="P36"/>
        </text:list-item>
        <text:list-item>
          <text:p text:style-name="P36">double CountPi(long long N) {</text:p>
        </text:list-item>
        <text:list-item>
          <text:p text:style-name="P36"><text:s text:c="4"/>double pi = 0;</text:p>
        </text:list-item>
        <text:list-item>
          <text:p text:style-name="P36"><text:s text:c="4"/>double sign = 1;</text:p>
        </text:list-item>
        <text:list-item>
          <text:p text:style-name="P36"><text:s text:c="4"/>for (long long n = 1; n &lt;= N; n += 2) {</text:p>
        </text:list-item>
        <text:list-item>
          <text:p text:style-name="P36"><text:s text:c="8"/>pi += sign * 4 / n;</text:p>
        </text:list-item>
        <text:list-item>
          <text:p text:style-name="P36"><text:s text:c="8"/>sign = -sign;</text:p>
        </text:list-item>
        <text:list-item>
          <text:p text:style-name="P36"><text:s text:c="4"/>}</text:p>
        </text:list-item>
        <text:list-item>
          <text:p text:style-name="P36"><text:s text:c="4"/>return pi;</text:p>
        </text:list-item>
        <text:list-item>
          <text:p text:style-name="P36">}</text:p>
        </text:list-item>
        <text:list-item>
          <text:p text:style-name="P36"/>
        </text:list-item>
        <text:list-item>
          <text:p text:style-name="P36">int main()</text:p>
        </text:list-item>
        <text:list-item>
          <text:p text:style-name="P36">{</text:p>
        </text:list-item>
        <text:list-item>
          <text:p text:style-name="P36"><text:s text:c="4"/>long long N = 10000000000;</text:p>
        </text:list-item>
        <text:list-item>
          <text:p text:style-name="P36"/>
        </text:list-item>
        <text:list-item>
          <text:p text:style-name="P36"><text:s text:c="4"/>struct timespec start, end;</text:p>
        </text:list-item>
        <text:list-item>
          <text:p text:style-name="P36"><text:s text:c="4"/>clock_gettime(CLOCK_MONOTONIC_RAW, &amp;start);</text:p>
        </text:list-item>
        <text:list-item>
          <text:p text:style-name="P36"><text:s text:c="4"/>double pi = CountPi(N);</text:p>
        </text:list-item>
        <text:list-item>
          <text:p text:style-name="P36"><text:s text:c="4"/>clock_gettime(CLOCK_MONOTONIC_RAW, &amp;end);</text:p>
        </text:list-item>
        <text:list-item>
          <text:p text:style-name="P36"><text:s text:c="4"/>printf("Time taken: %lf sec.\n",</text:p>
        </text:list-item>
        <text:list-item>
          <text:p text:style-name="P36"><text:s text:c="11"/>end.tv_sec-start.tv_sec</text:p>
        </text:list-item>
        <text:list-item>
          <text:p text:style-name="P36"><text:s text:c="11"/>+ 0.000000001*(end.tv_nsec-start.tv_nsec));</text:p>
        </text:list-item>
        <text:list-item>
          <text:p text:style-name="P36"><text:s text:c="4"/>printf("%lf\n", pi);</text:p>
        </text:list-item>
        <text:list-item>
          <text:p text:style-name="P36"><text:s text:c="4"/>return 0;</text:p>
        </text:list-item>
        <text:list-item>
          <text:p text:style-name="P36">}</text:p>
        </text:list-item>
      </text:list>
      <text:p text:style-name="P9"><text:span text:style-name="T9">В случае, если в ходе выполнения лабораторной работы необходимо было написать одну или несколько компьютерных программ, скриптов и т.п., то в приложениях приводятся листинги данных объектов.</text:span></text:p>
      <text:h text:style-name="P17" text:outline-level="1"><text:bookmark-start text:name="__RefHeading___Toc184439251"/>Приложение <text:span text:style-name="T13">2</text:span>.<text:span text:style-name="T6"> </text:span><text:span text:style-name="T7">Процесс компиляции программы</text:span><text:bookmark-end text:name="__RefHeading___Toc184439251"/></text:h>
      <text:list xml:id="list184557037397613" text:continue-numbering="true" text:style-name="WW8Num8">
        <text:list-item>
          <text:p text:style-name="P36">evmpu@comrade:~/21202/Biryuckoff/labs/lab2$ gcc -O0 code.c -o lab2_O0.bin -Wall</text:p>
        </text:list-item>
        <text:list-item>
          <text:p text:style-name="P36">evmpu@comrade:~/21202/Biryuckoff/labs/lab2$ gcc -O1 code.c -o lab2_O1.bin -Wall</text:p>
        </text:list-item>
        <text:list-item>
          <text:p text:style-name="P36">evmpu@comrade:~/21202/Biryuckoff/labs/lab2$ gcc -O2 code.c -o lab2_O2.bin -Wall</text:p>
        </text:list-item>
        <text:list-item>
          <text:p text:style-name="P36">evmpu@comrade:~/21202/Biryuckoff/labs/lab2$ gcc -O3 code.c -o lab2_O3.bin -Wall</text:p>
        </text:list-item>
        <text:list-item>
          <text:p text:style-name="P36">evmpu@comrade:~/21202/Biryuckoff/labs/lab2$ gcc -Os code.c -o lab2_Os.bin -Wall</text:p>
        </text:list-item>
        <text:list-item>
          <text:p text:style-name="P36">evmpu@comrade:~/21202/Biryuckoff/labs/lab2$ gcc -Og code.c -o lab2_Og.bin -Wall</text:p>
        </text:list-item>
        <text:list-item>
          <text:p text:style-name="P36">evmpu@comrade:~/21202/Biryuckoff/labs/lab2$ gcc -Ofast code.c -o lab2_Ofast.bin -Wall</text:p>
        </text:list-item>
      </text:list>
      <text:p text:style-name="P14"><text:span text:style-name="T9">В случае, если в ходе выполнения лабораторной работы необходимо было написать одну или несколько компьютерных программ, скриптов и т.п., то в приложениях приводятся листинги данных объектов.</text:span></text:p>
      <text:p text:style-name="P3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nsolas" svg:font-family="Consolas" style:font-family-generic="modern"/>
    <style:font-face style:name="Courier New" svg:font-family="'Courier New'" style:font-family-generic="modern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align="justify" style:justify-single-word="false" fo:orphans="2" fo:widows="2" fo:text-indent="0.3937in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text-align="center" style:justify-single-word="false" fo:keep-with-next="always"/>
      <style:text-properties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left="0in" fo:margin-right="0in" fo:margin-top="0.25in" fo:margin-bottom="0.1665in" style:contextual-spacing="false" fo:text-align="center" style:justify-single-word="false" fo:text-indent="0in" style:auto-text-indent="false" fo:break-before="page"/>
      <style:text-properties style:font-name="Arial" fo:font-family="Arial" style:font-family-generic="swiss" style:font-pitch="variable" fo:font-size="20pt" fo:font-weight="bold" style:font-size-asian="20pt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in" fo:margin-right="0in" fo:text-align="center" style:justify-single-word="false" fo:text-indent="0in" style:auto-text-indent="false" fo:keep-with-next="always"/>
      <style:text-properties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22pt" fo:font-weight="bold" style:font-size-asian="22pt" style:font-weight-asian="bold" style:font-weight-complex="bold"/>
    </style:style>
    <style:style style:name="Нумерованный_20_список2" style:display-name="Нумерованный список2" style:family="paragraph" style:parent-style-name="Standard">
      <style:paragraph-properties fo:margin-top="0.0835in" fo:margin-bottom="0in" style:contextual-spacing="false"/>
    </style:style>
    <style:style style:name="Body_20_Text_20_3" style:display-name="Body Text 3" style:family="paragraph" style:parent-style-name="Standard">
      <style:paragraph-properties fo:margin-left="0in" fo:margin-right="0in" fo:line-height="150%" fo:text-align="center" style:justify-single-word="false" fo:text-indent="0in" style:auto-text-indent="false"/>
    </style:style>
    <style:style style:name="Default" style:family="paragraph">
      <style:paragraph-properties fo:orphans="2" fo:widows="2" style:text-autospace="none" style:writing-mode="lr-tb"/>
      <style:text-properties fo:color="#000000" loext:opacity="100%" style:font-name="Times New Roman" fo:font-family="'Times New Roman'" style:font-family-generic="roman" style:font-pitch="variable" fo:font-size="12pt" fo:language="ru" fo:country="RU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left="0in" fo:margin-right="0in" fo:margin-top="0.1665in" fo:margin-bottom="0in" style:contextual-spacing="false" fo:line-height="107%" fo:text-align="start" style:justify-single-word="false" fo:keep-together="always" fo:text-indent="0in" style:auto-text-indent="false"/>
      <style:text-properties fo:color="#2e74b5" loext:opacity="100%" style:font-name="Calibri Light" fo:font-family="'Calibri Light'" style:font-family-generic="swiss" style:font-pitch="variable" fo:font-weight="normal" style:letter-kerning="false" style:font-weight-asian="normal" style:font-name-complex="Calibri Light" style:font-family-complex="'Calibri Light'" style:font-family-generic-complex="swiss" style:font-pitch-complex="variable" style:font-weight-complex="normal"/>
    </style:style>
    <style:style style:name="Contents_20_1" style:display-name="Contents 1" style:family="paragraph" style:parent-style-name="Standard" style:next-style-name="Standard" style:class="index"/>
    <style:style style:name="listing" style:family="paragraph" style:parent-style-name="Standard" style:list-style-name="WW8Num8">
      <loext:graphic-properties draw:fill="solid" draw:fill-color="#f2f2f2"/>
      <style:paragraph-properties fo:margin-top="0.0835in" fo:margin-bottom="0.2083in" style:contextual-spacing="true" fo:line-height="100%" fo:text-align="start" style:justify-single-word="false" fo:keep-together="always" fo:hyphenation-ladder-count="no-limit" fo:background-color="#f2f2f2" fo:padding-left="0.2917in" fo:padding-right="0.0417in" fo:padding-top="0.028in" fo:padding-bottom="0.0555in" fo:border-left="3pt solid #a6a6a6" fo:border-right="0.51pt solid #a6a6a6" fo:border-top="0.51pt solid #a6a6a6" fo:border-bottom="0.51pt solid #a6a6a6" style:shadow="none" fo:keep-with-next="always"/>
      <style:text-properties style:font-name="Consolas" fo:font-family="Consolas" style:font-family-generic="modern" fo:font-size="9pt" fo:language="en" fo:country="US" style:font-size-asian="9pt" style:language-asian="none" style:country-asian="none" style:font-name-complex="Consolas" style:font-family-complex="Consolas" style:font-family-generic-complex="modern" fo:hyphenate="false" fo:hyphenation-remain-char-count="2" fo:hyphenation-push-char-count="2" loext:hyphenation-no-caps="false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Heading_20_2_20_Char" style:display-name="Heading 2 Char" style:family="text">
      <style:text-properties style:font-name="Arial" fo:font-family="Arial" style:font-family-generic="swiss" style:font-pitch="variable" fo:font-size="20pt" fo:font-weight="bold" style:font-name-asian="Times New Roman" style:font-family-asian="'Times New Roman'" style:font-family-generic-asian="roman" style:font-pitch-asian="variable" style:font-size-asian="20pt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6_20_Char" style:display-name="Heading 6 Char" style:family="text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7_20_Char" style:display-name="Heading 7 Char" style:family="text">
      <style:text-properties style:font-name="Times New Roman" fo:font-family="'Times New Roman'" style:font-family-generic="roman" style:font-pitch="variable" fo:font-size="22pt" fo:font-weight="bold" style:font-name-asian="Times New Roman" style:font-family-asian="'Times New Roman'" style:font-family-generic-asian="roman" style:font-pitch-asian="variable" style:font-size-asian="2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Body_20_Text_20_3_20_Char" style:display-name="Body Text 3 Char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Heading_20_1_20_Char" style:display-name="Heading 1 Char" style:family="text">
      <style:text-properties style:font-name="Times New Roman" fo:font-family="'Times New Roman'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WW8Num8z0" style:family="text">
      <style:text-properties fo:color="#a6a6a6" loext:opacity="100%" fo:font-size="8pt" fo:font-weight="normal" style:font-size-asian="8pt" style:font-weight-asian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loext:num-list-format="%1%:" style:num-suffix=":" style:num-format="1">
        <style:list-level-properties text:list-level-position-and-space-mode="label-alignment" fo:text-align="end">
          <style:list-level-label-alignment text:label-followed-by="listtab" text:list-tab-stop-position="0.472in" fo:text-indent="-0.1374in" fo:margin-left="0.472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783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783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783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7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78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783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783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78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dmin</meta:initial-creator>
    <meta:creation-date>2019-09-04T15:38:00</meta:creation-date>
    <dc:date>2022-10-13T18:45:55.102932647</dc:date>
    <meta:editing-cycles>3</meta:editing-cycles>
    <meta:editing-duration>PT33M5S</meta:editing-duration>
    <meta:document-statistic meta:table-count="0" meta:image-count="0" meta:object-count="0" meta:page-count="7" meta:paragraph-count="82" meta:word-count="522" meta:character-count="3945" meta:non-whitespace-character-count="3457"/>
    <meta:generator>LibreOffice/7.3.6.2$Linux_X86_64 LibreOffice_project/30$Build-2</meta:generator>
  </office:meta>
</office:document-meta>
</file>